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CAVILLACA ALVAREZ,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CAVILLACA ALVAREZ,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867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CHOA PALMA, J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3517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72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887267</text:p>
          </table:table-cell>
          <table:table-cell table:style-name="Tabla2.A2" office:value-type="string">
            <text:p text:style-name="P7">7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81844</text:p>
          </table:table-cell>
          <table:table-cell table:style-name="Tabla2.A2" office:value-type="string">
            <text:p text:style-name="P7">7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RISTIAN VER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1:25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